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38.38mm"/>
    </style:style>
    <style:style style:name="co3" style:family="table-column">
      <style:table-column-properties fo:break-before="auto" style:column-width="34.03mm"/>
    </style:style>
    <style:style style:name="co4" style:family="table-column">
      <style:table-column-properties fo:break-before="auto" style:column-width="41.38mm"/>
    </style:style>
    <style:style style:name="co5" style:family="table-column">
      <style:table-column-properties fo:break-before="auto" style:column-width="34.31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8.98mm" fo:break-before="auto" style:use-optimal-row-height="true"/>
    </style:style>
    <style:style style:name="ro3" style:family="table-row">
      <style:table-row-properties style:row-height="9.77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1pt" style:font-size-asian="11pt" style:font-size-complex="11pt"/>
    </style:style>
    <style:style style:name="ce2" style:family="table-cell" style:parent-style-name="Default">
      <style:table-cell-properties fo:background-color="transparent"/>
      <style:text-properties fo:color="#000000" style:font-name="Liberation Serif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ackground-color="transparent" fo:border-left="none" fo:border-right="none" fo:border-top="0.99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80808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99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mm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11">
      <style:table-cell-properties style:text-align-source="fix" style:repeat-content="false" fo:background-color="transparent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1">
      <style:table-cell-properties fo:border-bottom="0.99pt solid #808080" style:text-align-source="fix" style:repeat-content="false" fo:background-color="transparent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Liberation Serif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1pt" style:language-asian="ar" style:country-asian="SA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style:font-name="Liberation Serif" fo:font-size="11pt" style:font-size-asian="11pt" style:font-size-complex="11pt"/>
    </style:style>
    <style:style style:name="ce12" style:family="table-cell" style:parent-style-name="Default" style:data-style-name="N114">
      <style:table-cell-properties style:text-align-source="fix" style:repeat-content="false"/>
      <style:paragraph-properties fo:text-align="center" fo:margin-left="0mm"/>
      <style:text-properties style:font-name="Liberation Serif"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fo:country="none" style:country-asian="none" style:font-name-asian="Cambria" style:font-size-asian="10pt" style:font-size-complex="10pt" style:font-weight-asian="bold" style:font-weight-complex="bold"/>
    </style:style>
    <style:style style:name="T2" style:family="text">
      <style:text-properties fo:color="#000000" fo:country="none" style:country-asian="none" style:font-name-asian="Courier New" style:font-size-asian="12pt"/>
    </style:style>
    <style:style style:name="T3" style:family="text">
      <style:text-properties fo:color="#000000" fo:country="none" style:country-asian="none" style:font-name-asian="Cambria" style:font-size-asian="9pt" style:font-size-complex="9pt" style:font-weight-asian="bold" style:font-weight-complex="bold"/>
    </style:style>
    <style:style style:name="T4" style:family="text">
      <style:text-properties fo:color="#000000" fo:font-size="10pt" fo:country="none" style:country-asian="none" style:font-name-asian="Cambria" style:font-size-asian="10pt" style:font-size-complex="10pt" style:font-weight-asian="bold" style:font-weight-complex="bold"/>
    </style:style>
    <style:style style:name="T5" style:family="text">
      <style:text-properties fo:color="#000000" fo:font-size="10pt" fo:country="none" style:country-asian="none" style:font-name-asian="Courier New" style:font-size-asian="12pt"/>
    </style:style>
    <style:style style:name="T6" style:family="text">
      <style:text-properties fo:color="#000000" fo:font-size="9pt" fo:country="none" style:country-asian="none" style:font-name-asian="Cambria" style:font-size-asian="9pt" style:font-size-complex="9pt" style:font-weight-asian="bold" style:font-weight-complex="bold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47.59mm" svg:height="135.5mm" svg:x="0.55mm" svg:y="172mm">
            <loext:p draw:notify-on-update-of-ranges="Hoja1.A20:Hoja1.A32 Hoja1.B19:Hoja1.B19 Hoja1.B20:Hoja1.B32 Hoja1.C19:Hoja1.C19 Hoja1.C20:Hoja1.C32 Hoja1.D19:Hoja1.D19 Hoja1.D20:Hoja1.D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164.92mm" svg:y="10.73mm">
            <loext:p draw:notify-on-update-of-ranges="Hoja1.C13:Hoja1.E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46.76mm" svg:height="137.67mm" svg:x="187.06mm" svg:y="5.13mm">
            <loext:p draw:notify-on-update-of-ranges="Hoja1.A3:Hoja1.A15 Hoja1.B2:Hoja1.B2 Hoja1.B3:Hoja1.B15 Hoja1.C2:Hoja1.C2 Hoja1.C3:Hoja1.C15 Hoja1.D2:Hoja1.D2 Hoja1.D3:Hoja1.D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2"/>
        <table:table-row table:style-name="ro1">
          <table:table-cell table:style-name="ce1" office:value-type="string" calcext:value-type="string">
            <text:p>ATCGRID</text:p>
          </table:table-cell>
          <table:table-cell table:style-name="ce1" table:number-columns-repeated="4"/>
        </table:table-row>
        <table:table-row table:style-name="ro2">
          <table:table-cell table:style-name="ce2" office:value-type="string" calcext:value-type="string">
            <text:p>N.º de componentes</text:p>
          </table:table-cell>
          <table:table-cell table:style-name="ce6" office:value-type="string" calcext:value-type="string">
            <text:p>Tº sec. vect. Globales</text:p>
            <text:p>1 thread/core</text:p>
          </table:table-cell>
          <table:table-cell table:style-name="ce8" office:value-type="string" calcext:value-type="string">
            <text:p><text:span text:style-name="T1">Tº paralelo (</text:span><text:span text:style-name="T2">for</text:span><text:span text:style-name="T1">)</text:span></text:p>
            <text:p><text:span text:style-name="T3">4 threads/cores</text:span></text:p>
          </table:table-cell>
          <table:table-cell table:style-name="ce6" office:value-type="string" calcext:value-type="string">
            <text:p><text:span text:style-name="T4">Tº paralelo (</text:span><text:span text:style-name="T5">sections)</text:span></text:p>
            <text:p><text:span text:style-name="T6">4 threads/cores</text:span></text:p>
          </table:table-cell>
          <table:table-cell table:style-name="ce2"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office:value-type="float" office:value="0.000110855" calcext:value-type="float">
            <text:p>0,000110855</text:p>
          </table:table-cell>
          <table:table-cell table:style-name="ce3" office:value-type="float" office:value="0.003844371" calcext:value-type="float">
            <text:p>0,003844371</text:p>
          </table:table-cell>
          <table:table-cell table:style-name="ce3" office:value-type="float" office:value="0.003867872" calcext:value-type="float">
            <text:p>0,003867872</text:p>
          </table:table-cell>
          <table:table-cell table:style-name="ce9"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211253" calcext:value-type="float">
            <text:p>0,000211253</text:p>
          </table:table-cell>
          <table:table-cell office:value-type="float" office:value="0.004089086" calcext:value-type="float">
            <text:p>0,004089086</text:p>
          </table:table-cell>
          <table:table-cell office:value-type="float" office:value="0.004904039" calcext:value-type="float">
            <text:p>0,004904039</text:p>
          </table:table-cell>
          <table:table-cell table:style-name="ce9"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27728" calcext:value-type="float">
            <text:p>0,00027728</text:p>
          </table:table-cell>
          <table:table-cell office:value-type="float" office:value="0.004461302" calcext:value-type="float">
            <text:p>0,004461302</text:p>
          </table:table-cell>
          <table:table-cell office:value-type="float" office:value="0.004647095" calcext:value-type="float">
            <text:p>0,004647095</text:p>
          </table:table-cell>
          <table:table-cell table:style-name="ce9"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870926" calcext:value-type="float">
            <text:p>0,000870926</text:p>
          </table:table-cell>
          <table:table-cell office:value-type="float" office:value="0.004047087" calcext:value-type="float">
            <text:p>0,004047087</text:p>
          </table:table-cell>
          <table:table-cell office:value-type="float" office:value="0.005280385" calcext:value-type="float">
            <text:p>0,005280385</text:p>
          </table:table-cell>
          <table:table-cell table:style-name="ce9"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728536" calcext:value-type="float">
            <text:p>0,001728536</text:p>
          </table:table-cell>
          <table:table-cell office:value-type="float" office:value="0.00507704" calcext:value-type="float">
            <text:p>0,00507704</text:p>
          </table:table-cell>
          <table:table-cell office:value-type="float" office:value="0.004120003" calcext:value-type="float">
            <text:p>0,004120003</text:p>
          </table:table-cell>
          <table:table-cell table:style-name="ce9"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3588514" calcext:value-type="float">
            <text:p>0,003588514</text:p>
          </table:table-cell>
          <table:table-cell office:value-type="float" office:value="0.002912226" calcext:value-type="float">
            <text:p>0,002912226</text:p>
          </table:table-cell>
          <table:table-cell office:value-type="float" office:value="0.001561533" calcext:value-type="float">
            <text:p>0,001561533</text:p>
          </table:table-cell>
          <table:table-cell table:style-name="ce9"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6346683" calcext:value-type="float">
            <text:p>0,006346683</text:p>
          </table:table-cell>
          <table:table-cell office:value-type="float" office:value="0.001147501" calcext:value-type="float">
            <text:p>0,001147501</text:p>
          </table:table-cell>
          <table:table-cell office:value-type="float" office:value="0.003496595" calcext:value-type="float">
            <text:p>0,003496595</text:p>
          </table:table-cell>
          <table:table-cell table:style-name="ce9"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12832569" calcext:value-type="float">
            <text:p>0,012832569</text:p>
          </table:table-cell>
          <table:table-cell office:value-type="float" office:value="0.004456311" calcext:value-type="float">
            <text:p>0,004456311</text:p>
          </table:table-cell>
          <table:table-cell office:value-type="float" office:value="0.008088511" calcext:value-type="float">
            <text:p>0,008088511</text:p>
          </table:table-cell>
          <table:table-cell table:style-name="ce9"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24814317" calcext:value-type="float">
            <text:p>0,024814317</text:p>
          </table:table-cell>
          <table:table-cell office:value-type="float" office:value="0.008546806" calcext:value-type="float">
            <text:p>0,008546806</text:p>
          </table:table-cell>
          <table:table-cell office:value-type="float" office:value="0.014089909" calcext:value-type="float">
            <text:p>0,014089909</text:p>
          </table:table-cell>
          <table:table-cell table:style-name="ce9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48686425" calcext:value-type="float">
            <text:p>0,048686425</text:p>
          </table:table-cell>
          <table:table-cell office:value-type="float" office:value="0.009505896" calcext:value-type="float">
            <text:p>0,009505896</text:p>
          </table:table-cell>
          <table:table-cell office:value-type="float" office:value="0.025376134" calcext:value-type="float">
            <text:p>0,025376134</text:p>
          </table:table-cell>
          <table:table-cell table:style-name="ce9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106376531" calcext:value-type="float">
            <text:p>0,106376531</text:p>
          </table:table-cell>
          <table:table-cell office:value-type="float" office:value="0.019175385" calcext:value-type="float">
            <text:p>0,019175385</text:p>
          </table:table-cell>
          <table:table-cell office:value-type="float" office:value="0.038794261" calcext:value-type="float">
            <text:p>0,038794261</text:p>
          </table:table-cell>
          <table:table-cell table:style-name="ce10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87116624" calcext:value-type="float">
            <text:p>0,187116624</text:p>
          </table:table-cell>
          <table:table-cell office:value-type="float" office:value="0.043993953" calcext:value-type="float">
            <text:p>0,043993953</text:p>
          </table:table-cell>
          <table:table-cell office:value-type="float" office:value="0.08289305" calcext:value-type="float">
            <text:p>0,08289305</text:p>
          </table:table-cell>
          <table:table-cell table:style-name="ce11"/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7" office:value-type="float" office:value="0.177906927" calcext:value-type="float">
            <text:p>0,177906927</text:p>
          </table:table-cell>
          <table:table-cell table:style-name="ce7" office:value-type="float" office:value="0.037091077" calcext:value-type="float">
            <text:p>0,037091077</text:p>
          </table:table-cell>
          <table:table-cell table:style-name="ce7" office:value-type="float" office:value="0.069129485" calcext:value-type="float">
            <text:p>0,069129485</text:p>
          </table:table-cell>
          <table:table-cell table:style-name="ce11"/>
        </table:table-row>
        <table:table-row table:style-name="ro3">
          <table:table-cell table:style-name="Default" table:number-columns-repeated="4"/>
          <table:table-cell table:style-name="ce2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office:value-type="string" calcext:value-type="string">
            <text:p>Mi PC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2" office:value-type="string" calcext:value-type="string">
            <text:p>N.º de componentes</text:p>
          </table:table-cell>
          <table:table-cell table:style-name="ce6" office:value-type="string" calcext:value-type="string">
            <text:p>Tº sec. vect. Globales</text:p>
            <text:p>1 thread/core</text:p>
          </table:table-cell>
          <table:table-cell table:style-name="ce8" office:value-type="string" calcext:value-type="string">
            <text:p><text:span text:style-name="T1">Tº paralelo (</text:span><text:span text:style-name="T2">for</text:span><text:span text:style-name="T1">)</text:span></text:p>
            <text:p><text:span text:style-name="T3">4 threads/cores</text:span></text:p>
          </table:table-cell>
          <table:table-cell table:style-name="ce6" office:value-type="string" calcext:value-type="string">
            <text:p><text:span text:style-name="T4">Tº paralelo (</text:span><text:span text:style-name="T5">sections)</text:span></text:p>
            <text:p><text:span text:style-name="T6">4 threads/cores</text:span></text:p>
          </table:table-cell>
          <table:table-cell/>
        </table:table-row>
        <table:table-row table:style-name="ro1">
          <table:table-cell table:style-name="ce3" office:value-type="float" office:value="16384" calcext:value-type="float">
            <text:p>16384</text:p>
          </table:table-cell>
          <table:table-cell office:value-type="float" office:value="0.00008048" calcext:value-type="float">
            <text:p>0,00008048</text:p>
          </table:table-cell>
          <table:table-cell table:style-name="ce3" office:value-type="float" office:value="0.000038053" calcext:value-type="float">
            <text:p>0,000038053</text:p>
          </table:table-cell>
          <table:table-cell table:style-name="ce3" office:value-type="float" office:value="0.000034285" calcext:value-type="float">
            <text:p>0,000034285</text:p>
          </table:table-cell>
          <table:table-cell/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0.000131934" calcext:value-type="float">
            <text:p>0,000131934</text:p>
          </table:table-cell>
          <table:table-cell office:value-type="float" office:value="0.000060627" calcext:value-type="float">
            <text:p>0,000060627</text:p>
          </table:table-cell>
          <table:table-cell office:value-type="float" office:value="0.000062217" calcext:value-type="float">
            <text:p>0,000062217</text:p>
          </table:table-cell>
          <table:table-cell/>
        </table:table-row>
        <table:table-row table:style-name="ro1">
          <table:table-cell office:value-type="float" office:value="65536" calcext:value-type="float">
            <text:p>65536</text:p>
          </table:table-cell>
          <table:table-cell office:value-type="float" office:value="0.000273266" calcext:value-type="float">
            <text:p>0,000273266</text:p>
          </table:table-cell>
          <table:table-cell office:value-type="float" office:value="0.000122892" calcext:value-type="float">
            <text:p>0,000122892</text:p>
          </table:table-cell>
          <table:table-cell office:value-type="float" office:value="0.000129112" calcext:value-type="float">
            <text:p>0,000129112</text:p>
          </table:table-cell>
          <table:table-cell/>
        </table:table-row>
        <table:table-row table:style-name="ro1">
          <table:table-cell office:value-type="float" office:value="131072" calcext:value-type="float">
            <text:p>131072</text:p>
          </table:table-cell>
          <table:table-cell office:value-type="float" office:value="0.000603463" calcext:value-type="float">
            <text:p>0,000603463</text:p>
          </table:table-cell>
          <table:table-cell office:value-type="float" office:value="0.000284586" calcext:value-type="float">
            <text:p>0,000284586</text:p>
          </table:table-cell>
          <table:table-cell office:value-type="float" office:value="0.000281665" calcext:value-type="float">
            <text:p>0,000281665</text:p>
          </table:table-cell>
          <table:table-cell/>
        </table:table-row>
        <table:table-row table:style-name="ro1">
          <table:table-cell office:value-type="float" office:value="262144" calcext:value-type="float">
            <text:p>262144</text:p>
          </table:table-cell>
          <table:table-cell office:value-type="float" office:value="0.001450765" calcext:value-type="float">
            <text:p>0,001450765</text:p>
          </table:table-cell>
          <table:table-cell office:value-type="float" office:value="0.000870184" calcext:value-type="float">
            <text:p>0,000870184</text:p>
          </table:table-cell>
          <table:table-cell office:value-type="float" office:value="0.000682964" calcext:value-type="float">
            <text:p>0,000682964</text:p>
          </table:table-cell>
          <table:table-cell/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0.00275312" calcext:value-type="float">
            <text:p>0,00275312</text:p>
          </table:table-cell>
          <table:table-cell office:value-type="float" office:value="0.00172978" calcext:value-type="float">
            <text:p>0,00172978</text:p>
          </table:table-cell>
          <table:table-cell office:value-type="float" office:value="0.001687166" calcext:value-type="float">
            <text:p>0,001687166</text:p>
          </table:table-cell>
          <table:table-cell/>
        </table:table-row>
        <table:table-row table:style-name="ro1">
          <table:table-cell office:value-type="float" office:value="1048576" calcext:value-type="float">
            <text:p>1048576</text:p>
          </table:table-cell>
          <table:table-cell office:value-type="float" office:value="0.005067706" calcext:value-type="float">
            <text:p>0,005067706</text:p>
          </table:table-cell>
          <table:table-cell office:value-type="float" office:value="0.004220881" calcext:value-type="float">
            <text:p>0,004220881</text:p>
          </table:table-cell>
          <table:table-cell office:value-type="float" office:value="0.002921372" calcext:value-type="float">
            <text:p>0,002921372</text:p>
          </table:table-cell>
          <table:table-cell/>
        </table:table-row>
        <table:table-row table:style-name="ro1">
          <table:table-cell office:value-type="float" office:value="2097152" calcext:value-type="float">
            <text:p>2097152</text:p>
          </table:table-cell>
          <table:table-cell office:value-type="float" office:value="0.009961358" calcext:value-type="float">
            <text:p>0,009961358</text:p>
          </table:table-cell>
          <table:table-cell office:value-type="float" office:value="0.00599154" calcext:value-type="float">
            <text:p>0,00599154</text:p>
          </table:table-cell>
          <table:table-cell office:value-type="float" office:value="0.008363337" calcext:value-type="float">
            <text:p>0,008363337</text:p>
          </table:table-cell>
          <table:table-cell/>
        </table:table-row>
        <table:table-row table:style-name="ro1">
          <table:table-cell office:value-type="float" office:value="4194304" calcext:value-type="float">
            <text:p>4194304</text:p>
          </table:table-cell>
          <table:table-cell office:value-type="float" office:value="0.019539669" calcext:value-type="float">
            <text:p>0,019539669</text:p>
          </table:table-cell>
          <table:table-cell office:value-type="float" office:value="0.011442157" calcext:value-type="float">
            <text:p>0,011442157</text:p>
          </table:table-cell>
          <table:table-cell office:value-type="float" office:value="0.012903201" calcext:value-type="float">
            <text:p>0,012903201</text:p>
          </table:table-cell>
          <table:table-cell table:style-name="Default"/>
        </table:table-row>
        <table:table-row table:style-name="ro1">
          <table:table-cell office:value-type="float" office:value="8388608" calcext:value-type="float">
            <text:p>8388608</text:p>
          </table:table-cell>
          <table:table-cell office:value-type="float" office:value="0.038369076" calcext:value-type="float">
            <text:p>0,038369076</text:p>
          </table:table-cell>
          <table:table-cell office:value-type="float" office:value="0.022442108" calcext:value-type="float">
            <text:p>0,022442108</text:p>
          </table:table-cell>
          <table:table-cell office:value-type="float" office:value="0.029028983" calcext:value-type="float">
            <text:p>0,029028983</text:p>
          </table:table-cell>
          <table:table-cell table:style-name="Default"/>
        </table:table-row>
        <table:table-row table:style-name="ro1">
          <table:table-cell office:value-type="float" office:value="16777216" calcext:value-type="float">
            <text:p>16777216</text:p>
          </table:table-cell>
          <table:table-cell office:value-type="float" office:value="0.077345143" calcext:value-type="float">
            <text:p>0,077345143</text:p>
          </table:table-cell>
          <table:table-cell office:value-type="float" office:value="0.04877579" calcext:value-type="float">
            <text:p>0,04877579</text:p>
          </table:table-cell>
          <table:table-cell office:value-type="float" office:value="0.04234566" calcext:value-type="float">
            <text:p>0,04234566</text:p>
          </table:table-cell>
          <table:table-cell table:style-name="Default"/>
        </table:table-row>
        <table:table-row table:style-name="ro1">
          <table:table-cell office:value-type="float" office:value="33554432" calcext:value-type="float">
            <text:p>33554432</text:p>
          </table:table-cell>
          <table:table-cell office:value-type="float" office:value="0.148359392" calcext:value-type="float">
            <text:p>0,148359392</text:p>
          </table:table-cell>
          <table:table-cell office:value-type="float" office:value="0.084837487" calcext:value-type="float">
            <text:p>0,084837487</text:p>
          </table:table-cell>
          <table:table-cell office:value-type="float" office:value="0.087889059" calcext:value-type="float">
            <text:p>0,087889059</text:p>
          </table:table-cell>
          <table:table-cell table:style-name="Default"/>
        </table:table-row>
        <table:table-row table:style-name="ro1">
          <table:table-cell table:style-name="ce5" office:value-type="float" office:value="67108864" calcext:value-type="float">
            <text:p>67108864</text:p>
          </table:table-cell>
          <table:table-cell table:style-name="ce7" office:value-type="float" office:value="0.149115025" calcext:value-type="float">
            <text:p>0,149115025</text:p>
          </table:table-cell>
          <table:table-cell table:style-name="ce7" office:value-type="float" office:value="0.087264811" calcext:value-type="float">
            <text:p>0,087264811</text:p>
          </table:table-cell>
          <table:table-cell table:style-name="ce7" office:value-type="float" office:value="0.083460786" calcext:value-type="float">
            <text:p>0,083460786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6">
      <number:number number:decimal-places="3" loext:min-decimal-places="3" number:min-integer-digits="1" number:grouping="true"/>
    </number:number-style>
    <number:number-style style:name="N107">
      <number:number number:decimal-places="4" loext:min-decimal-places="4" number:min-integer-digits="1" number:grouping="true"/>
    </number:number-style>
    <number:number-style style:name="N108">
      <number:number number:decimal-places="5" loext:min-decimal-places="5" number:min-integer-digits="1" number:grouping="true"/>
    </number:number-style>
    <number:number-style style:name="N109">
      <number:number number:decimal-places="6" loext:min-decimal-places="6" number:min-integer-digits="1" number:grouping="true"/>
    </number:number-style>
    <number:number-style style:name="N110">
      <number:number number:decimal-places="7" loext:min-decimal-places="7" number:min-integer-digits="1" number:grouping="true"/>
    </number:number-style>
    <number:number-style style:name="N111">
      <number:number number:decimal-places="8" loext:min-decimal-places="8" number:min-integer-digits="1" number:grouping="true"/>
    </number:number-style>
    <number:number-style style:name="N112">
      <number:number number:decimal-places="9" loext:min-decimal-places="9" number:min-integer-digits="1" number:grouping="true"/>
    </number:number-style>
    <number:number-style style:name="N113">
      <number:number number:decimal-places="10" loext:min-decimal-places="10" number:min-integer-digits="1" number:grouping="true"/>
    </number:number-style>
    <number:number-style style:name="N114">
      <number:number number:decimal-places="9" loext:min-decimal-places="9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 style:data-style-name="N2" text:time-value="17:54:00.80873780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7:24:14.163926769</meta:creation-date>
    <dc:date>2018-03-27T17:54:34.517091077</dc:date>
    <meta:editing-duration>PT1H55M57S</meta:editing-duration>
    <meta:editing-cycles>4</meta:editing-cycles>
    <meta:generator>LibreOffice/5.1.6.2$Linux_X86_64 LibreOffice_project/10m0$Build-2</meta:generator>
    <meta:document-statistic meta:table-count="1" meta:cell-count="11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-0.21cm" svg:y="0cm" style:legend-expansion="high" chart:style-name="ch2"/>
        <chart:plot-area chart:style-name="ch3" table:cell-range-address="Hoja1.C13:Hoja1.E13" chart:data-source-has-labels="row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Hoja1.C13:Hoja1.E13"/>
          </chart:axis>
          <chart:axis chart:dimension="y" chart:name="primary-y" chart:style-name="ch4">
            <chart:grid chart:style-name="ch5" chart:class="major"/>
          </chart:axi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9" loext:min-decimal-places="9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style:rotation-angle="5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1" chart:maximum="1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4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76cm" svg:height="13.551cm" xlink:href=".." xlink:type="simple" chart:class="chart:line" chart:style-name="ch1">
        <chart:title svg:x="7.574cm" svg:y="0.407cm" chart:style-name="ch2">
          <text:p>Tiempos de ejecución para la suma de vectores</text:p>
        </chart:title>
        <chart:subtitle svg:x="11.767cm" svg:y="1.457cm" chart:style-name="ch3">
          <text:p>Mi PC</text:p>
        </chart:subtitle>
        <chart:legend chart:legend-position="end" svg:x="19.976cm" svg:y="5.382cm" style:legend-expansion="high" chart:style-name="ch4"/>
        <chart:plot-area chart:style-name="ch5" table:cell-range-address="Hoja1.A19:Hoja1.D32" chart:data-source-has-labels="both" svg:x="1.876cm" svg:y="2.411cm" svg:width="17.605cm" svg:height="9.888cm">
          <chartooo:coordinate-region svg:x="3.344cm" svg:y="2.61cm" svg:width="15.984cm" svg:height="8.048cm"/>
          <chart:axis chart:dimension="x" chart:name="primary-x" chart:style-name="ch6" chartooo:axis-type="auto">
            <chartooo:date-scale/>
            <chart:title svg:x="8.795cm" svg:y="12.57cm" chart:style-name="ch7">
              <text:p>Número de componentes</text:p>
            </chart:title>
            <chart:categories table:cell-range-address="Hoja1.A20:Hoja1.A32"/>
          </chart:axis>
          <chart:axis chart:dimension="y" chart:name="primary-y" chart:style-name="ch8">
            <chart:title svg:x="0.451cm" svg:y="9.211cm" chart:style-name="ch9">
              <text:p>Tiempos de ejecución (s)
escala logarítmica</text:p>
            </chart:title>
            <chart:grid chart:style-name="ch10" chart:class="major"/>
          </chart:axis>
          <chart:series chart:style-name="ch11" chart:values-cell-range-address="Hoja1.B20:Hoja1.B32" chart:label-cell-address="Hoja1.B19:Hoja1.B19" chart:class="chart:line">
            <chart:data-point chart:repeated="13"/>
          </chart:series>
          <chart:series chart:style-name="ch12" chart:values-cell-range-address="Hoja1.C20:Hoja1.C32" chart:label-cell-address="Hoja1.C19:Hoja1.C19" chart:class="chart:line">
            <chart:data-point chart:repeated="13"/>
          </chart:series>
          <chart:series chart:style-name="ch13" chart:values-cell-range-address="Hoja1.D20:Hoja1.D32" chart:label-cell-address="Hoja1.D19:Hoja1.D19" chart:class="chart:line">
            <chart:data-point chart:repeated="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º sec. vect. Globales
1 thread/core</text:p>
                <draw:g>
                  <svg:desc>Hoja1.B19:Hoja1.B19</svg:desc>
                </draw:g>
              </table:table-cell>
              <table:table-cell office:value-type="string">
                <text:p>Tº paralelo (for)
4 threads/cores</text:p>
                <draw:g>
                  <svg:desc>Hoja1.C19:Hoja1.C19</svg:desc>
                </draw:g>
              </table:table-cell>
              <table:table-cell office:value-type="string">
                <text:p>Tº paralelo (sections)
4 threads/cores</text:p>
                <draw:g>
                  <svg:desc>Hoja1.D19:Hoja1.D19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20:Hoja1.A32</svg:desc>
                </draw:g>
              </table:table-cell>
              <table:table-cell office:value-type="float" office:value="0.00008048">
                <text:p>0.00008048</text:p>
                <draw:g>
                  <svg:desc>Hoja1.B20:Hoja1.B32</svg:desc>
                </draw:g>
              </table:table-cell>
              <table:table-cell office:value-type="float" office:value="0.000038053">
                <text:p>0.000038053</text:p>
                <draw:g>
                  <svg:desc>Hoja1.C20:Hoja1.C32</svg:desc>
                </draw:g>
              </table:table-cell>
              <table:table-cell office:value-type="float" office:value="0.000034285">
                <text:p>0.000034285</text:p>
                <draw:g>
                  <svg:desc>Hoja1.D20:Hoja1.D32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131934">
                <text:p>0.000131934</text:p>
              </table:table-cell>
              <table:table-cell office:value-type="float" office:value="0.000060627">
                <text:p>0.000060627</text:p>
              </table:table-cell>
              <table:table-cell office:value-type="float" office:value="0.000062217">
                <text:p>0.000062217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273266">
                <text:p>0.000273266</text:p>
              </table:table-cell>
              <table:table-cell office:value-type="float" office:value="0.000122892">
                <text:p>0.000122892</text:p>
              </table:table-cell>
              <table:table-cell office:value-type="float" office:value="0.000129112">
                <text:p>0.000129112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603463">
                <text:p>0.000603463</text:p>
              </table:table-cell>
              <table:table-cell office:value-type="float" office:value="0.000284586">
                <text:p>0.000284586</text:p>
              </table:table-cell>
              <table:table-cell office:value-type="float" office:value="0.000281665">
                <text:p>0.00028166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450765">
                <text:p>0.001450765</text:p>
              </table:table-cell>
              <table:table-cell office:value-type="float" office:value="0.000870184">
                <text:p>0.000870184</text:p>
              </table:table-cell>
              <table:table-cell office:value-type="float" office:value="0.000682964">
                <text:p>0.000682964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275312">
                <text:p>0.00275312</text:p>
              </table:table-cell>
              <table:table-cell office:value-type="float" office:value="0.00172978">
                <text:p>0.00172978</text:p>
              </table:table-cell>
              <table:table-cell office:value-type="float" office:value="0.001687166">
                <text:p>0.001687166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5067706">
                <text:p>0.005067706</text:p>
              </table:table-cell>
              <table:table-cell office:value-type="float" office:value="0.004220881">
                <text:p>0.004220881</text:p>
              </table:table-cell>
              <table:table-cell office:value-type="float" office:value="0.002921372">
                <text:p>0.002921372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09961358">
                <text:p>0.009961358</text:p>
              </table:table-cell>
              <table:table-cell office:value-type="float" office:value="0.00599154">
                <text:p>0.00599154</text:p>
              </table:table-cell>
              <table:table-cell office:value-type="float" office:value="0.008363337">
                <text:p>0.008363337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19539669">
                <text:p>0.019539669</text:p>
              </table:table-cell>
              <table:table-cell office:value-type="float" office:value="0.011442157">
                <text:p>0.011442157</text:p>
              </table:table-cell>
              <table:table-cell office:value-type="float" office:value="0.012903201">
                <text:p>0.012903201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38369076">
                <text:p>0.038369076</text:p>
              </table:table-cell>
              <table:table-cell office:value-type="float" office:value="0.022442108">
                <text:p>0.022442108</text:p>
              </table:table-cell>
              <table:table-cell office:value-type="float" office:value="0.029028983">
                <text:p>0.029028983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077345143">
                <text:p>0.077345143</text:p>
              </table:table-cell>
              <table:table-cell office:value-type="float" office:value="0.04877579">
                <text:p>0.04877579</text:p>
              </table:table-cell>
              <table:table-cell office:value-type="float" office:value="0.04234566">
                <text:p>0.04234566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48359392">
                <text:p>0.148359392</text:p>
              </table:table-cell>
              <table:table-cell office:value-type="float" office:value="0.084837487">
                <text:p>0.084837487</text:p>
              </table:table-cell>
              <table:table-cell office:value-type="float" office:value="0.087889059">
                <text:p>0.087889059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49115025">
                <text:p>0.149115025</text:p>
              </table:table-cell>
              <table:table-cell office:value-type="float" office:value="0.087264811">
                <text:p>0.087264811</text:p>
              </table:table-cell>
              <table:table-cell office:value-type="float" office:value="0.083460786">
                <text:p>0.083460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 dr3d:edge-rounding="5%"/>
      <style:text-properties fo:font-size="10pt" style:font-size-asian="10pt" style:font-size-complex="10pt"/>
    </style:style>
    <style:style style:name="ch12" style:family="chart">
      <style:chart-properties chart:solid-type="cuboid" chart:symbol-type="named-symbol" chart:symbol-name="arrow-down" chart:symbol-width="0.25cm" chart:symbol-height="0.25cm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677cm" svg:height="13.768cm" xlink:href=".." xlink:type="simple" chart:class="chart:line" chart:style-name="ch1">
        <chart:title svg:x="7.532cm" svg:y="0.411cm" chart:style-name="ch2">
          <text:p>Tiempos de ejecución para la suma de vectores</text:p>
        </chart:title>
        <chart:subtitle svg:x="11.395cm" svg:y="1.465cm" chart:style-name="ch3">
          <text:p>ATCGRID</text:p>
        </chart:subtitle>
        <chart:legend chart:legend-position="end" svg:x="19.893cm" svg:y="5.491cm" style:legend-expansion="high" chart:style-name="ch4"/>
        <chart:plot-area chart:style-name="ch5" table:cell-range-address="Hoja1.A3:Hoja1.D15 Hoja1.B2:Hoja1.D2" chart:data-source-has-labels="both" svg:x="1.874cm" svg:y="2.423cm" svg:width="17.526cm" svg:height="10.089cm">
          <chartooo:coordinate-region svg:x="3.157cm" svg:y="2.423cm" svg:width="16.102cm" svg:height="8.312cm"/>
          <chart:axis chart:dimension="x" chart:name="primary-x" chart:style-name="ch6" chartooo:axis-type="auto">
            <chartooo:date-scale/>
            <chart:title svg:x="8.754cm" svg:y="12.787cm" chart:style-name="ch7">
              <text:p>Número de componentes</text:p>
            </chart:title>
            <chart:categories table:cell-range-address="Hoja1.A3:Hoja1.A15"/>
          </chart:axis>
          <chart:axis chart:dimension="y" chart:name="primary-y" chart:style-name="ch8">
            <chart:title svg:x="0.451cm" svg:y="9.323cm" chart:style-name="ch9">
              <text:p>Tiempos de ejecución (s)
escala logarítmica</text:p>
            </chart:title>
            <chart:grid chart:style-name="ch10" chart:class="major"/>
          </chart:axis>
          <chart:series chart:style-name="ch11" chart:values-cell-range-address="Hoja1.B3:Hoja1.B15" chart:label-cell-address="Hoja1.B2:Hoja1.B2" chart:class="chart:line">
            <chart:data-point chart:repeated="11"/>
            <chart:data-point chart:style-name="ch12"/>
            <chart:data-point/>
          </chart:series>
          <chart:series chart:style-name="ch13" chart:values-cell-range-address="Hoja1.C3:Hoja1.C15" chart:label-cell-address="Hoja1.C2:Hoja1.C2" chart:class="chart:line">
            <chart:data-point chart:repeated="13"/>
          </chart:series>
          <chart:series chart:style-name="ch14" chart:values-cell-range-address="Hoja1.D3:Hoja1.D15" chart:label-cell-address="Hoja1.D2:Hoja1.D2" chart:class="chart:line">
            <chart:data-point chart:repeated="1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º sec. vect. Globales
1 thread/core</text:p>
                <draw:g>
                  <svg:desc>Hoja1.B2:Hoja1.B2</svg:desc>
                </draw:g>
              </table:table-cell>
              <table:table-cell office:value-type="string">
                <text:p>Tº paralelo (for)
4 threads/cores</text:p>
                <draw:g>
                  <svg:desc>Hoja1.C2:Hoja1.C2</svg:desc>
                </draw:g>
              </table:table-cell>
              <table:table-cell office:value-type="string">
                <text:p>Tº paralelo (sections)
4 threads/cores</text:p>
                <draw:g>
                  <svg:desc>Hoja1.D2:Hoja1.D2</svg:desc>
                </draw:g>
              </table:table-cell>
            </table:table-row>
          </table:table-header-rows>
          <table:table-rows>
            <table:table-row>
              <table:table-cell office:value-type="float" office:value="16384">
                <text:p>16384</text:p>
                <draw:g>
                  <svg:desc>Hoja1.A3:Hoja1.A15</svg:desc>
                </draw:g>
              </table:table-cell>
              <table:table-cell office:value-type="float" office:value="0.000110855">
                <text:p>0.000110855</text:p>
                <draw:g>
                  <svg:desc>Hoja1.B3:Hoja1.B15</svg:desc>
                </draw:g>
              </table:table-cell>
              <table:table-cell office:value-type="float" office:value="0.003844371">
                <text:p>0.003844371</text:p>
                <draw:g>
                  <svg:desc>Hoja1.C3:Hoja1.C15</svg:desc>
                </draw:g>
              </table:table-cell>
              <table:table-cell office:value-type="float" office:value="0.003867872">
                <text:p>0.003867872</text:p>
                <draw:g>
                  <svg:desc>Hoja1.D3:Hoja1.D15</svg:desc>
                </draw:g>
              </table:table-cell>
            </table:table-row>
            <table:table-row>
              <table:table-cell office:value-type="float" office:value="32768">
                <text:p>32768</text:p>
              </table:table-cell>
              <table:table-cell office:value-type="float" office:value="0.000211253">
                <text:p>0.000211253</text:p>
              </table:table-cell>
              <table:table-cell office:value-type="float" office:value="0.004089086">
                <text:p>0.004089086</text:p>
              </table:table-cell>
              <table:table-cell office:value-type="float" office:value="0.004904039">
                <text:p>0.004904039</text:p>
              </table:table-cell>
            </table:table-row>
            <table:table-row>
              <table:table-cell office:value-type="float" office:value="65536">
                <text:p>65536</text:p>
              </table:table-cell>
              <table:table-cell office:value-type="float" office:value="0.00027728">
                <text:p>0.00027728</text:p>
              </table:table-cell>
              <table:table-cell office:value-type="float" office:value="0.004461302">
                <text:p>0.004461302</text:p>
              </table:table-cell>
              <table:table-cell office:value-type="float" office:value="0.004647095">
                <text:p>0.004647095</text:p>
              </table:table-cell>
            </table:table-row>
            <table:table-row>
              <table:table-cell office:value-type="float" office:value="131072">
                <text:p>131072</text:p>
              </table:table-cell>
              <table:table-cell office:value-type="float" office:value="0.000870926">
                <text:p>0.000870926</text:p>
              </table:table-cell>
              <table:table-cell office:value-type="float" office:value="0.004047087">
                <text:p>0.004047087</text:p>
              </table:table-cell>
              <table:table-cell office:value-type="float" office:value="0.005280385">
                <text:p>0.005280385</text:p>
              </table:table-cell>
            </table:table-row>
            <table:table-row>
              <table:table-cell office:value-type="float" office:value="262144">
                <text:p>262144</text:p>
              </table:table-cell>
              <table:table-cell office:value-type="float" office:value="0.001728536">
                <text:p>0.001728536</text:p>
              </table:table-cell>
              <table:table-cell office:value-type="float" office:value="0.00507704">
                <text:p>0.00507704</text:p>
              </table:table-cell>
              <table:table-cell office:value-type="float" office:value="0.004120003">
                <text:p>0.004120003</text:p>
              </table:table-cell>
            </table:table-row>
            <table:table-row>
              <table:table-cell office:value-type="float" office:value="524288">
                <text:p>524288</text:p>
              </table:table-cell>
              <table:table-cell office:value-type="float" office:value="0.003588514">
                <text:p>0.003588514</text:p>
              </table:table-cell>
              <table:table-cell office:value-type="float" office:value="0.002912226">
                <text:p>0.002912226</text:p>
              </table:table-cell>
              <table:table-cell office:value-type="float" office:value="0.001561533">
                <text:p>0.001561533</text:p>
              </table:table-cell>
            </table:table-row>
            <table:table-row>
              <table:table-cell office:value-type="float" office:value="1048576">
                <text:p>1048576</text:p>
              </table:table-cell>
              <table:table-cell office:value-type="float" office:value="0.006346683">
                <text:p>0.006346683</text:p>
              </table:table-cell>
              <table:table-cell office:value-type="float" office:value="0.001147501">
                <text:p>0.001147501</text:p>
              </table:table-cell>
              <table:table-cell office:value-type="float" office:value="0.003496595">
                <text:p>0.003496595</text:p>
              </table:table-cell>
            </table:table-row>
            <table:table-row>
              <table:table-cell office:value-type="float" office:value="2097152">
                <text:p>2097152</text:p>
              </table:table-cell>
              <table:table-cell office:value-type="float" office:value="0.012832569">
                <text:p>0.012832569</text:p>
              </table:table-cell>
              <table:table-cell office:value-type="float" office:value="0.004456311">
                <text:p>0.004456311</text:p>
              </table:table-cell>
              <table:table-cell office:value-type="float" office:value="0.008088511">
                <text:p>0.008088511</text:p>
              </table:table-cell>
            </table:table-row>
            <table:table-row>
              <table:table-cell office:value-type="float" office:value="4194304">
                <text:p>4194304</text:p>
              </table:table-cell>
              <table:table-cell office:value-type="float" office:value="0.024814317">
                <text:p>0.024814317</text:p>
              </table:table-cell>
              <table:table-cell office:value-type="float" office:value="0.008546806">
                <text:p>0.008546806</text:p>
              </table:table-cell>
              <table:table-cell office:value-type="float" office:value="0.014089909">
                <text:p>0.014089909</text:p>
              </table:table-cell>
            </table:table-row>
            <table:table-row>
              <table:table-cell office:value-type="float" office:value="8388608">
                <text:p>8388608</text:p>
              </table:table-cell>
              <table:table-cell office:value-type="float" office:value="0.048686425">
                <text:p>0.048686425</text:p>
              </table:table-cell>
              <table:table-cell office:value-type="float" office:value="0.009505896">
                <text:p>0.009505896</text:p>
              </table:table-cell>
              <table:table-cell office:value-type="float" office:value="0.025376134">
                <text:p>0.025376134</text:p>
              </table:table-cell>
            </table:table-row>
            <table:table-row>
              <table:table-cell office:value-type="float" office:value="16777216">
                <text:p>16777216</text:p>
              </table:table-cell>
              <table:table-cell office:value-type="float" office:value="0.106376531">
                <text:p>0.106376531</text:p>
              </table:table-cell>
              <table:table-cell office:value-type="float" office:value="0.019175385">
                <text:p>0.019175385</text:p>
              </table:table-cell>
              <table:table-cell office:value-type="float" office:value="0.038794261">
                <text:p>0.038794261</text:p>
              </table:table-cell>
            </table:table-row>
            <table:table-row>
              <table:table-cell office:value-type="float" office:value="33554432">
                <text:p>33554432</text:p>
              </table:table-cell>
              <table:table-cell office:value-type="float" office:value="0.187116624">
                <text:p>0.187116624</text:p>
              </table:table-cell>
              <table:table-cell office:value-type="float" office:value="0.043993953">
                <text:p>0.043993953</text:p>
              </table:table-cell>
              <table:table-cell office:value-type="float" office:value="0.08289305">
                <text:p>0.08289305</text:p>
              </table:table-cell>
            </table:table-row>
            <table:table-row>
              <table:table-cell office:value-type="float" office:value="67108864">
                <text:p>67108864</text:p>
              </table:table-cell>
              <table:table-cell office:value-type="float" office:value="0.177906927">
                <text:p>0.177906927</text:p>
              </table:table-cell>
              <table:table-cell office:value-type="float" office:value="0.037091077">
                <text:p>0.037091077</text:p>
              </table:table-cell>
              <table:table-cell office:value-type="float" office:value="0.069129485">
                <text:p>0.0691294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